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Heading_20_3">
      <style:text-properties officeooo:paragraph-rsid="00187c7b"/>
    </style:style>
    <style:style style:name="P6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7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8" style:family="paragraph" style:parent-style-name="Standard">
      <style:text-properties officeooo:paragraph-rsid="0012aa7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paragraph-rsid="00102ff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officeooo:paragraph-rsid="00187c7b"/>
    </style:style>
    <style:style style:name="P14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5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16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7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18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19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21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3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4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7" style:family="paragraph" style:parent-style-name="Heading_20_8">
      <style:text-properties officeooo:paragraph-rsid="0012aa7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02ffa" style:font-size-asian="12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4pt" style:font-size-asian="14pt"/>
    </style:style>
    <style:style style:name="T8" style:family="text">
      <style:text-properties fo:color="#0000ff" fo:font-size="14pt" fo:font-weight="bold" style:font-size-asian="14pt" style:font-weight-asian="bold" style:font-weight-complex="bold"/>
    </style:style>
    <style:style style:name="T9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fo:color="#0000ff" style:font-name="Times New Roman" fo:font-size="12pt" fo:language="pt" fo:country="BR" fo:font-weight="bold" officeooo:rsid="00102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2" style:family="text">
      <style:text-properties fo:color="#0000ff" style:font-name="Times New Roman" fo:font-size="12pt" fo:language="pt" fo:country="BR" fo:font-weight="bold" officeooo:rsid="0010dd46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color="#0000ff" style:font-name="Times New Roman" fo:font-size="12pt" fo:language="pt" fo:country="BR" fo:font-weight="bold" officeooo:rsid="00102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color="#0000ff" fo:font-weight="bold" style:font-weight-asian="bold"/>
    </style:style>
    <style:style style:name="T15" style:family="text">
      <style:text-properties fo:color="#0000ff" fo:font-weight="bold" officeooo:rsid="00102ffa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/>
    </style:style>
    <style:style style:name="T19" style:family="text">
      <style:text-properties fo:color="#000000" fo:font-size="12pt" fo:font-weight="bold" style:font-size-asian="12pt" style:font-weight-asian="bold"/>
    </style:style>
    <style:style style:name="T20" style:family="text">
      <style:text-properties style:font-weight-complex="normal"/>
    </style:style>
    <style:style style:name="T21" style:family="text">
      <style:text-properties fo:language="pt" fo:country="BR" style:language-asian="zh" style:country-asian="CN" style:language-complex="ar" style:country-complex="SA"/>
    </style:style>
    <style:style style:name="T22" style:family="text"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2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6">Cliente: </text:span><text:span text:style-name="T21">{{cliente}} </text:span></text:p>
          </table:table-cell>
          <table:covered-table-cell/>
          <table:table-cell table:style-name="Tabela1.C2" office:value-type="string">
            <text:p text:style-name="Standard"><text:span text:style-name="T16">Preço Mercado: </text:span>R$ {{preco_mercado}}<text:span text:style-name="T14"> </text:span>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6">Contato: </text:span><text:span text:style-name="T21">{{contato}} </text:span></text:p>
          </table:table-cell>
          <table:covered-table-cell/>
          <table:table-cell table:style-name="Tabela1.C3" office:value-type="string">
            <text:p text:style-name="P13"><text:span text:style-name="T16">Potencial de Merc.: </text:span>{{potencial}} pçs/ano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6">Código do Produto do Cliente: </text:span><text:span text:style-name="T21">{{cod_produto_cliente}}</text:span> </text:p>
          </table:table-cell>
          <table:covered-table-cell/>
          <table:table-cell table:style-name="Tabela1.C4" table:number-rows-spanned="2" office:value-type="string">
            <text:p text:style-name="Standard"><text:span text:style-name="T16">Nome Inicial do Produto Intelli:</text:span><text:span text:style-name="T14"> </text:span>{{produto_intelli}} 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1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7">Especificações: </text:span><text:span text:style-name="T21">{{especificacoes}}</text:span> </text:p>
          </table:table-cell>
          <table:table-cell table:style-name="Tabela1.B6" table:number-columns-spanned="2" office:value-type="string">
            <text:p text:style-name="P25"><text:span text:style-name="T16">Normas: </text:span><text:span text:style-name="T21">{{normas}}</text:span> 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15" text:outline-level="2"><text:span text:style-name="T2">MOTIVO: </text:span><text:span text:style-name="T23">{{motivos}} </text:span></text:h>
            <text:h text:style-name="P14" text:outline-level="2"><field:fieldmark text:name="__Fieldmark__153_4167340207" field:type="vnd.oasis.opendocument.field.FORMCHECKBOX"><field:param field:name="Checkbox_HelpText" field:value=""/><field:param field:name="Checkbox_Name" field:value=""/></field:fieldmark><text:s/>Orçamento p/ Cliente <text:s text:c="4"/><field:fieldmark text:name="__Fieldmark__155_4167340207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157_4167340207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1"><field:fieldmark text:name="__Fieldmark__161_4167340207" field:type="vnd.oasis.opendocument.field.FORMCHECKBOX"><field:param field:name="Checkbox_HelpText" field:value=""/><field:param field:name="Checkbox_Name" field:value=""/></field:fieldmark><text:span text:style-name="T16"><text:s/>Adequação ao Uso <text:s text:c="9"/></text:span><field:fieldmark text:name="__Fieldmark__165_4167340207" field:type="vnd.oasis.opendocument.field.FORMCHECKBOX"><field:param field:name="Checkbox_HelpText" field:value=""/><field:param field:name="Checkbox_Name" field:value=""/></field:fieldmark><text:span text:style-name="T16"><text:s/>Perda de Mercado <text:s text:c="14"/></text:span><field:fieldmark text:name="__Fieldmark__169_4167340207" field:type="vnd.oasis.opendocument.field.FORMCHECKBOX"><field:param field:name="Checkbox_HelpText" field:value=""/><field:param field:name="Checkbox_Name" field:value=""/></field:fieldmark><text:span text:style-name="T16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6" text:outline-level="2"><text:span text:style-name="T2">PROCESSOS ENVOLVIDOS: </text:span><text:span text:style-name="T23">{{processos}}</text:span> </text:h>
            <text:h text:style-name="P23" text:outline-level="2"><field:fieldmark text:name="__Fieldmark__182_416734020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84_4167340207" field:type="vnd.oasis.opendocument.field.FORMCHECKBOX"><field:param field:name="Checkbox_HelpText" field:value=""/><field:param field:name="Checkbox_Name" field:value=""/></field:fieldmark><text:s/>Usinagem <text:s text:c="7"/><field:fieldmark text:name="__Fieldmark__186_416734020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188_4167340207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9"/><field:fieldmark text:name="__Fieldmark__192_4167340207" field:type="vnd.oasis.opendocument.field.FORMCHECKBOX"><field:param field:name="Checkbox_HelpText" field:value=""/><field:param field:name="Checkbox_Name" field:value=""/></field:fieldmark><text:s/>Fundição </text:h>
            <text:p text:style-name="P24"><field:fieldmark text:name="__Fieldmark__196_416734020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6"><text:s/>Injeção de Termoplásticos <text:s text:c="13"/></text:span><field:fieldmark text:name="__Fieldmark__200_4167340207" field:type="vnd.oasis.opendocument.field.FORMCHECKBOX"><field:param field:name="Checkbox_HelpText" field:value=""/><field:param field:name="Checkbox_Name" field:value=""/></field:fieldmark><text:span text:style-name="T16"><text:s/>Trefilação <text:s text:c="9"/></text:span><field:fieldmark text:name="__Fieldmark__204_4167340207" field:type="vnd.oasis.opendocument.field.FORMCHECKBOX"><field:param field:name="Checkbox_HelpText" field:value=""/><field:param field:name="Checkbox_Name" field:value=""/></field:fieldmark><text:span text:style-name="T16"><text:s/>Extrusão <text:s text:c="7"/></text:span><field:fieldmark text:name="__Fieldmark__208_4167340207" field:type="vnd.oasis.opendocument.field.FORMCHECKBOX"><field:param field:name="Checkbox_HelpText" field:value=""/><field:param field:name="Checkbox_Name" field:value=""/></field:fieldmark><text:span text:style-name="T16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6" text:outline-level="2"><text:span text:style-name="T2">FERRAMENTAS ENVOLVIDAS: </text:span><text:span text:style-name="T23">{{ferramentas}}</text:span> </text:h>
            <text:h text:style-name="P23" text:outline-level="2"><field:fieldmark text:name="__Fieldmark__221_416734020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223_4167340207" field:type="vnd.oasis.opendocument.field.FORMCHECKBOX"><field:param field:name="Checkbox_HelpText" field:value=""/><field:param field:name="Checkbox_Name" field:value=""/></field:fieldmark><text:s/>Usinagem <text:s text:c="7"/><field:fieldmark text:name="__Fieldmark__225_416734020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227_4167340207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8"/><field:fieldmark text:name="__Fieldmark__231_4167340207" field:type="vnd.oasis.opendocument.field.FORMCHECKBOX"><field:param field:name="Checkbox_HelpText" field:value=""/><field:param field:name="Checkbox_Name" field:value=""/></field:fieldmark><text:s/>Fundição </text:h>
            <text:h text:style-name="P23" text:outline-level="2"><field:fieldmark text:name="__Fieldmark__235_4167340207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237_4167340207" field:type="vnd.oasis.opendocument.field.FORMCHECKBOX"><field:param field:name="Checkbox_HelpText" field:value=""/><field:param field:name="Checkbox_Name" field:value=""/></field:fieldmark><text:s/>Trefilação <text:s text:c="9"/><field:fieldmark text:name="__Fieldmark__239_4167340207" field:type="vnd.oasis.opendocument.field.FORMCHECKBOX"><field:param field:name="Checkbox_HelpText" field:value=""/><field:param field:name="Checkbox_Name" field:value=""/></field:fieldmark><text:s/>Extrusão <text:s text:c="6"/><field:fieldmark text:name="__Fieldmark__241_4167340207" field:type="vnd.oasis.opendocument.field.FORMCHECKBOX"><field:param field:name="Checkbox_HelpText" field:value=""/><field:param field:name="Checkbox_Name" field:value=""/></field:fieldmark><text:span text:style-name="T18"><text:s/></text:span><text:span text:style-name="T20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16" text:outline-level="2"><text:span text:style-name="T3">A</text:span><text:span text:style-name="T2">NEXOS: </text:span><text:span text:style-name="T23">{{anexos}}</text:span> </text:h>
            <text:h text:style-name="P23" text:outline-level="2"><field:fieldmark text:name="__Fieldmark__258_4167340207" field:type="vnd.oasis.opendocument.field.FORMCHECKBOX"><field:param field:name="Checkbox_Checked" field:value="true"/><field:param field:name="Checkbox_HelpText" field:value=""/><field:param field:name="Checkbox_Name" field:value=""/></field:fieldmark><text:s/>Desenhos <text:s text:c="29"/><field:fieldmark text:name="__Fieldmark__260_4167340207" field:type="vnd.oasis.opendocument.field.FORMCHECKBOX"><field:param field:name="Checkbox_HelpText" field:value=""/><field:param field:name="Checkbox_Name" field:value=""/></field:fieldmark><text:s/>Fotos <text:s text:c="22"/><field:fieldmark text:name="__Fieldmark__262_4167340207" field:type="vnd.oasis.opendocument.field.FORMCHECKBOX"><field:param field:name="Checkbox_HelpText" field:value=""/><field:param field:name="Checkbox_Name" field:value=""/></field:fieldmark><text:s/>Catálogos <text:s text:c="18"/><field:fieldmark text:name="__Fieldmark__264_4167340207" field:type="vnd.oasis.opendocument.field.FORMCHECKBOX"><field:param field:name="Checkbox_Checked" field:value="true"/><field:param field:name="Checkbox_HelpText" field:value=""/><field:param field:name="Checkbox_Name" field:value=""/></field:fieldmark>Amostra </text:h>
            <text:p text:style-name="P24"><field:fieldmark text:name="__Fieldmark__268_4167340207" field:type="vnd.oasis.opendocument.field.FORMCHECKBOX"><field:param field:name="Checkbox_HelpText" field:value=""/><field:param field:name="Checkbox_Name" field:value=""/></field:fieldmark><text:span text:style-name="T16"><text:s/>Especificações <text:s text:c="23"/></text:span><field:fieldmark text:name="__Fieldmark__272_4167340207" field:type="vnd.oasis.opendocument.field.FORMCHECKBOX"><field:param field:name="Checkbox_HelpText" field:value=""/><field:param field:name="Checkbox_Name" field:value=""/></field:fieldmark><text:span text:style-name="T16"><text:s/>Normas <text:s text:c="18"/></text:span><field:fieldmark text:name="__Fieldmark__276_4167340207" field:type="vnd.oasis.opendocument.field.FORMCHECKBOX"><field:param field:name="Checkbox_HelpText" field:value=""/><field:param field:name="Checkbox_Name" field:value=""/></field:fieldmark><text:span text:style-name="T16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 </text:span><text:span text:style-name="T23">{{observacoes}}</text:span> 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5" text:outline-level="3"><text:span text:style-name="T1">Data de In</text:span><text:span text:style-name="T4">í</text:span><text:span text:style-name="T1">cio do Processo: </text:span><text:span text:style-name="T23">{{data_inicio}}</text:span><text:span text:style-name="T1"> __</text:span><text:span text:style-name="T12">00</text:span><text:span text:style-name="T1">__ /_ <text:s/></text:span><text:span text:style-name="T12">00</text:span><text:span text:style-name="T1">__ /__</text:span><text:span text:style-name="T12">25</text:span><text:span text:style-name="T1">___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7" text:outline-level="2"><text:span text:style-name="T1">Data estipulada para Conclusão do Processo: </text:span><text:span text:style-name="T23">{{data_conclusao}}</text:span><text:span text:style-name="T1"> __</text:span><text:span text:style-name="T12">00</text:span><text:span text:style-name="T1">___/__</text:span><text:span text:style-name="T12">00</text:span><text:span text:style-name="T1">___ /__</text:span><text:span text:style-name="T12">25</text:span><text:span text:style-name="T1">___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8" text:outline-level="3"><text:span text:style-name="T1">Aprovação da Engenharia de Produto:__________ <text:s/></text:span><field:fieldmark text:name="__Fieldmark__359_416734020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363_416734020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19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8" text:outline-level="3"><text:span text:style-name="T1">Aprovação pela Diretoria Comercial: __________ <text:s/></text:span><field:fieldmark text:name="__Fieldmark__374_416734020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378_416734020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0"><text:span text:style-name="T19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8" text:outline-level="3"><text:span text:style-name="T1">Aprovação pelo Cliente: <text:s/></text:span><field:fieldmark text:name="__Fieldmark__393_416734020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397_416734020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2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2886318013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14_4167340207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48_4167340207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8T09:21:54.026000000</dc:date>
    <meta:print-date>2025-05-28T17:35:16.081000000</meta:print-date>
    <meta:editing-cycles>47</meta:editing-cycles>
    <meta:editing-duration>PT22H20M23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17" meta:character-count="1937" meta:non-whitespace-character-count="1428"/>
  </office:meta>
</office:document-meta>
</file>